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Bottleneck-true" table:style-name="ta1">
        <table:shapes>
          <draw:frame draw:z-index="0" draw:style-name="gr1" draw:text-style-name="P1" svg:width="159.99mm" svg:height="89.99mm" svg:x="174.08mm" svg:y="78.3mm">
            <draw:object draw:notify-on-update-of-ranges="'Densenet-40-12-CIFAR10-Bottleneck-true'.A1:'Densenet-40-12-CIFAR10-Bottleneck-true'.A1 'Densenet-40-12-CIFAR10-Bottleneck-true'.A2:'Densenet-40-12-CIFAR10-Bottleneck-true'.A41 'Densenet-40-12-CIFAR10-Bottleneck-true'.B1:'Densenet-40-12-CIFAR10-Bottleneck-true'.B1 'Densenet-40-12-CIFAR10-Bottleneck-true'.B2:'Densenet-40-12-CIFAR10-Bottleneck-true'.B41 'Densenet-40-12-CIFAR10-Bottleneck-true'.A1:'Densenet-40-12-CIFAR10-Bottleneck-true'.A1 'Densenet-40-12-CIFAR10-Bottleneck-true'.A2:'Densenet-40-12-CIFAR10-Bottleneck-true'.A41 'Densenet-40-12-CIFAR10-Bottleneck-true'.C1:'Densenet-40-12-CIFAR10-Bottleneck-true'.C1 'Densenet-40-12-CIFAR10-Bottleneck-true'.C2:'Densenet-40-12-CIFAR10-Bottleneck-true'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ottleneck</text:p>
          </table:table-cell>
          <table:table-cell office:value-type="string" calcext:value-type="string">
            <text:p>No Bottlenec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7199999988079" calcext:value-type="float">
            <text:p>0.397199999988079</text:p>
          </table:table-cell>
          <table:table-cell office:value-type="float" office:value="0.583699997961521" calcext:value-type="float">
            <text:p>0.5836999979615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200000286102" calcext:value-type="float">
            <text:p>0.587200000286102</text:p>
          </table:table-cell>
          <table:table-cell office:value-type="float" office:value="0.529899995028973" calcext:value-type="float">
            <text:p>0.52989999502897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2699999511242" calcext:value-type="float">
            <text:p>0.582699999511242</text:p>
          </table:table-cell>
          <table:table-cell office:value-type="float" office:value="0.587199999690056" calcext:value-type="float">
            <text:p>0.5871999996900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899997234344" calcext:value-type="float">
            <text:p>0.587899997234344</text:p>
          </table:table-cell>
          <table:table-cell office:value-type="float" office:value="0.702800003290176" calcext:value-type="float">
            <text:p>0.7028000032901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9899999499321" calcext:value-type="float">
            <text:p>0.639899999499321</text:p>
          </table:table-cell>
          <table:table-cell office:value-type="float" office:value="0.693499999642372" calcext:value-type="float">
            <text:p>0.6934999996423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7100004553795" calcext:value-type="float">
            <text:p>0.707100004553795</text:p>
          </table:table-cell>
          <table:table-cell office:value-type="float" office:value="0.685699999928474" calcext:value-type="float">
            <text:p>0.6856999999284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5199999809265" calcext:value-type="float">
            <text:p>0.645199999809265</text:p>
          </table:table-cell>
          <table:table-cell office:value-type="float" office:value="0.661399996876717" calcext:value-type="float">
            <text:p>0.6613999968767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1700002551079" calcext:value-type="float">
            <text:p>0.661700002551079</text:p>
          </table:table-cell>
          <table:table-cell office:value-type="float" office:value="0.758099999427795" calcext:value-type="float">
            <text:p>0.75809999942779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910000026226" calcext:value-type="float">
            <text:p>0.70910000026226</text:p>
          </table:table-cell>
          <table:table-cell office:value-type="float" office:value="0.760999999642372" calcext:value-type="float">
            <text:p>0.7609999996423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0699995756149" calcext:value-type="float">
            <text:p>0.810699995756149</text:p>
          </table:table-cell>
          <table:table-cell office:value-type="float" office:value="0.817999995350838" calcext:value-type="float">
            <text:p>0.81799999535083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3699997663498" calcext:value-type="float">
            <text:p>0.763699997663498</text:p>
          </table:table-cell>
          <table:table-cell office:value-type="float" office:value="0.756899998784065" calcext:value-type="float">
            <text:p>0.75689999878406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7100001573563" calcext:value-type="float">
            <text:p>0.717100001573563</text:p>
          </table:table-cell>
          <table:table-cell office:value-type="float" office:value="0.827299998998642" calcext:value-type="float">
            <text:p>0.8272999989986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7599998116493" calcext:value-type="float">
            <text:p>0.757599998116493</text:p>
          </table:table-cell>
          <table:table-cell office:value-type="float" office:value="0.7591999989748" calcext:value-type="float">
            <text:p>0.759199998974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90099998116493" calcext:value-type="float">
            <text:p>0.790099998116493</text:p>
          </table:table-cell>
          <table:table-cell office:value-type="float" office:value="0.787399999499321" calcext:value-type="float">
            <text:p>0.78739999949932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3499998450279" calcext:value-type="float">
            <text:p>0.763499998450279</text:p>
          </table:table-cell>
          <table:table-cell office:value-type="float" office:value="0.833299998044968" calcext:value-type="float">
            <text:p>0.83329999804496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02199996709824" calcext:value-type="float">
            <text:p>0.802199996709824</text:p>
          </table:table-cell>
          <table:table-cell office:value-type="float" office:value="0.809700000286102" calcext:value-type="float">
            <text:p>0.80970000028610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6999996304512" calcext:value-type="float">
            <text:p>0.846999996304512</text:p>
          </table:table-cell>
          <table:table-cell office:value-type="float" office:value="0.815299998521805" calcext:value-type="float">
            <text:p>0.8152999985218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3000001311302" calcext:value-type="float">
            <text:p>0.853000001311302</text:p>
          </table:table-cell>
          <table:table-cell office:value-type="float" office:value="0.788299999833107" calcext:value-type="float">
            <text:p>0.78829999983310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5299997329712" calcext:value-type="float">
            <text:p>0.855299997329712</text:p>
          </table:table-cell>
          <table:table-cell office:value-type="float" office:value="0.816399997472763" calcext:value-type="float">
            <text:p>0.81639999747276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6399999856949" calcext:value-type="float">
            <text:p>0.866399999856949</text:p>
          </table:table-cell>
          <table:table-cell office:value-type="float" office:value="0.812699998617172" calcext:value-type="float">
            <text:p>0.8126999986171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50399999022484" calcext:value-type="float">
            <text:p>0.850399999022484</text:p>
          </table:table-cell>
          <table:table-cell office:value-type="float" office:value="0.838599997758865" calcext:value-type="float">
            <text:p>0.83859999775886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59099998474121" calcext:value-type="float">
            <text:p>0.859099998474121</text:p>
          </table:table-cell>
          <table:table-cell office:value-type="float" office:value="0.810699996948242" calcext:value-type="float">
            <text:p>0.8106999969482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52399998307228" calcext:value-type="float">
            <text:p>0.852399998307228</text:p>
          </table:table-cell>
          <table:table-cell office:value-type="float" office:value="0.848000000119209" calcext:value-type="float">
            <text:p>0.8480000001192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8299998641014" calcext:value-type="float">
            <text:p>0.848299998641014</text:p>
          </table:table-cell>
          <table:table-cell office:value-type="float" office:value="0.803099998235703" calcext:value-type="float">
            <text:p>0.8030999982357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58800000548363" calcext:value-type="float">
            <text:p>0.858800000548363</text:p>
          </table:table-cell>
          <table:table-cell office:value-type="float" office:value="0.844499997496605" calcext:value-type="float">
            <text:p>0.84449999749660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4199998378754" calcext:value-type="float">
            <text:p>0.864199998378754</text:p>
          </table:table-cell>
          <table:table-cell office:value-type="float" office:value="0.842799998521805" calcext:value-type="float">
            <text:p>0.8427999985218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4300000071525" calcext:value-type="float">
            <text:p>0.874300000071525</text:p>
          </table:table-cell>
          <table:table-cell office:value-type="float" office:value="0.860200003385544" calcext:value-type="float">
            <text:p>0.8602000033855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7589999973774" calcext:value-type="float">
            <text:p>0.87589999973774</text:p>
          </table:table-cell>
          <table:table-cell office:value-type="float" office:value="0.858100000619888" calcext:value-type="float">
            <text:p>0.85810000061988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74099997878075" calcext:value-type="float">
            <text:p>0.874099997878075</text:p>
          </table:table-cell>
          <table:table-cell office:value-type="float" office:value="0.859799996614456" calcext:value-type="float">
            <text:p>0.8597999966144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82499999403954" calcext:value-type="float">
            <text:p>0.882499999403954</text:p>
          </table:table-cell>
          <table:table-cell office:value-type="float" office:value="0.774099997282028" calcext:value-type="float">
            <text:p>0.7740999972820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0700001120567" calcext:value-type="float">
            <text:p>0.870700001120567</text:p>
          </table:table-cell>
          <table:table-cell office:value-type="float" office:value="0.869999995231628" calcext:value-type="float">
            <text:p>0.86999999523162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79300000667572" calcext:value-type="float">
            <text:p>0.879300000667572</text:p>
          </table:table-cell>
          <table:table-cell office:value-type="float" office:value="0.856499999165535" calcext:value-type="float">
            <text:p>0.85649999916553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74699999094009" calcext:value-type="float">
            <text:p>0.874699999094009</text:p>
          </table:table-cell>
          <table:table-cell office:value-type="float" office:value="0.836599996685982" calcext:value-type="float">
            <text:p>0.83659999668598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81099998950958" calcext:value-type="float">
            <text:p>0.881099998950958</text:p>
          </table:table-cell>
          <table:table-cell office:value-type="float" office:value="0.863900000452995" calcext:value-type="float">
            <text:p>0.86390000045299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79599999189377" calcext:value-type="float">
            <text:p>0.879599999189377</text:p>
          </table:table-cell>
          <table:table-cell office:value-type="float" office:value="0.816999999284744" calcext:value-type="float">
            <text:p>0.81699999928474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79099997282028" calcext:value-type="float">
            <text:p>0.879099997282028</text:p>
          </table:table-cell>
          <table:table-cell office:value-type="float" office:value="0.853599998354912" calcext:value-type="float">
            <text:p>0.85359999835491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80799997448921" calcext:value-type="float">
            <text:p>0.880799997448921</text:p>
          </table:table-cell>
          <table:table-cell office:value-type="float" office:value="0.848999999761582" calcext:value-type="float">
            <text:p>0.84899999976158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1800000071526" calcext:value-type="float">
            <text:p>0.881800000071526</text:p>
          </table:table-cell>
          <table:table-cell office:value-type="float" office:value="0.903200001120567" calcext:value-type="float">
            <text:p>0.90320000112056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83100000619888" calcext:value-type="float">
            <text:p>0.883100000619888</text:p>
          </table:table-cell>
          <table:table-cell office:value-type="float" office:value="0.908900000452995" calcext:value-type="float">
            <text:p>0.90890000045299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3299998044968" calcext:value-type="float">
            <text:p>0.883299998044968</text:p>
          </table:table-cell>
          <table:table-cell office:value-type="float" office:value="0.89629999756813" calcext:value-type="float">
            <text:p>0.896299997568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30:40.545672372</dc:date>
    <meta:editing-duration>PT2M32S</meta:editing-duration>
    <meta:editing-cycles>1</meta:editing-cycles>
    <meta:document-statistic meta:table-count="1" meta:cell-count="123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31cm" svg:y="0.316cm" chart:style-name="ch2">
          <text:p>Addition and Removal of Bottleneck Layer On Smaller Depths</text:p>
        </chart:title>
        <chart:legend chart:legend-position="end" svg:x="12.486cm" svg:y="3.952cm" style:legend-expansion="high" chart:style-name="ch3"/>
        <chart:plot-area chart:style-name="ch4" table:cell-range-address="'Densenet-40-12-CIFAR10-Bottleneck-true'.A1:'Densenet-40-12-CIFAR10-Bottleneck-true'.C41" chart:data-source-has-labels="row" svg:x="1.331cm" svg:y="1.275cm" svg:width="10.835cm" svg:height="6.564cm">
          <chartooo:coordinate-region svg:x="2.058cm" svg:y="1.474cm" svg:width="9.921cm" svg:height="5.718cm"/>
          <chart:axis chart:dimension="x" chart:name="primary-x" chart:style-name="ch5">
            <chart:title svg:x="6.228cm" svg:y="8.019cm" chart:style-name="ch6">
              <text:p>Epoch</text:p>
            </chart:title>
          </chart:axis>
          <chart:axis chart:dimension="y" chart:name="primary-y" chart:style-name="ch5">
            <chart:title svg:x="0.451cm" svg:y="6.043cm" chart:style-name="ch7">
              <text:p>Validation Accuracy</text:p>
            </chart:title>
            <chart:grid chart:style-name="ch8" chart:class="major"/>
          </chart:axis>
          <chart:series chart:style-name="ch9" chart:values-cell-range-address="'Densenet-40-12-CIFAR10-Bottleneck-true'.B2:'Densenet-40-12-CIFAR10-Bottleneck-true'.B41" chart:label-cell-address="'Densenet-40-12-CIFAR10-Bottleneck-true'.B1:'Densenet-40-12-CIFAR10-Bottleneck-true'.B1" chart:class="chart:scatter">
            <chart:domain table:cell-range-address="'Densenet-40-12-CIFAR10-Bottleneck-true'.A2:'Densenet-40-12-CIFAR10-Bottleneck-true'.A41"/>
            <chart:data-point chart:repeated="40"/>
          </chart:series>
          <chart:series chart:style-name="ch10" chart:values-cell-range-address="'Densenet-40-12-CIFAR10-Bottleneck-true'.C2:'Densenet-40-12-CIFAR10-Bottleneck-true'.C41" chart:label-cell-address="'Densenet-40-12-CIFAR10-Bottleneck-true'.C1:'Densenet-40-12-CIFAR10-Bottleneck-true'.C1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ttleneck</text:p>
                <draw:g>
                  <svg:desc>'Densenet-40-12-CIFAR10-Bottleneck-true'.B1:'Densenet-40-12-CIFAR10-Bottleneck-true'.B1</svg:desc>
                </draw:g>
              </table:table-cell>
              <table:table-cell office:value-type="string">
                <text:p>No Bottleneck</text:p>
                <draw:g>
                  <svg:desc>'Densenet-40-12-CIFAR10-Bottleneck-true'.C1:'Densenet-40-12-CIFAR10-Bottleneck-tru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Bottleneck-true'.A2:'Densenet-40-12-CIFAR10-Bottleneck-true'.A41</svg:desc>
                </draw:g>
              </table:table-cell>
              <table:table-cell office:value-type="float" office:value="0.397199999988079">
                <text:p>0.397199999988079</text:p>
                <draw:g>
                  <svg:desc>'Densenet-40-12-CIFAR10-Bottleneck-true'.B2:'Densenet-40-12-CIFAR10-Bottleneck-true'.B41</svg:desc>
                </draw:g>
              </table:table-cell>
              <table:table-cell office:value-type="float" office:value="0.583699997961521">
                <text:p>0.583699997961521</text:p>
                <draw:g>
                  <svg:desc>'Densenet-40-12-CIFAR10-Bottleneck-true'.C2:'Densenet-40-12-CIFAR10-Bottleneck-true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87200000286102">
                <text:p>0.587200000286102</text:p>
              </table:table-cell>
              <table:table-cell office:value-type="float" office:value="0.529899995028973">
                <text:p>0.52989999502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82699999511242">
                <text:p>0.582699999511242</text:p>
              </table:table-cell>
              <table:table-cell office:value-type="float" office:value="0.587199999690056">
                <text:p>0.587199999690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87899997234344">
                <text:p>0.587899997234344</text:p>
              </table:table-cell>
              <table:table-cell office:value-type="float" office:value="0.702800003290176">
                <text:p>0.702800003290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9899999499321">
                <text:p>0.639899999499321</text:p>
              </table:table-cell>
              <table:table-cell office:value-type="float" office:value="0.693499999642372">
                <text:p>0.693499999642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7100004553795">
                <text:p>0.707100004553795</text:p>
              </table:table-cell>
              <table:table-cell office:value-type="float" office:value="0.685699999928474">
                <text:p>0.685699999928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5199999809265">
                <text:p>0.645199999809265</text:p>
              </table:table-cell>
              <table:table-cell office:value-type="float" office:value="0.661399996876717">
                <text:p>0.661399996876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1700002551079">
                <text:p>0.661700002551079</text:p>
              </table:table-cell>
              <table:table-cell office:value-type="float" office:value="0.758099999427795">
                <text:p>0.75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910000026226">
                <text:p>0.70910000026226</text:p>
              </table:table-cell>
              <table:table-cell office:value-type="float" office:value="0.760999999642372">
                <text:p>0.760999999642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10699995756149">
                <text:p>0.810699995756149</text:p>
              </table:table-cell>
              <table:table-cell office:value-type="float" office:value="0.817999995350838">
                <text:p>0.81799999535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63699997663498">
                <text:p>0.763699997663498</text:p>
              </table:table-cell>
              <table:table-cell office:value-type="float" office:value="0.756899998784065">
                <text:p>0.756899998784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17100001573563">
                <text:p>0.717100001573563</text:p>
              </table:table-cell>
              <table:table-cell office:value-type="float" office:value="0.827299998998642">
                <text:p>0.8272999989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7599998116493">
                <text:p>0.757599998116493</text:p>
              </table:table-cell>
              <table:table-cell office:value-type="float" office:value="0.7591999989748">
                <text:p>0.7591999989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90099998116493">
                <text:p>0.790099998116493</text:p>
              </table:table-cell>
              <table:table-cell office:value-type="float" office:value="0.787399999499321">
                <text:p>0.787399999499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63499998450279">
                <text:p>0.763499998450279</text:p>
              </table:table-cell>
              <table:table-cell office:value-type="float" office:value="0.833299998044968">
                <text:p>0.83329999804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02199996709824">
                <text:p>0.802199996709824</text:p>
              </table:table-cell>
              <table:table-cell office:value-type="float" office:value="0.809700000286102">
                <text:p>0.809700000286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46999996304512">
                <text:p>0.846999996304512</text:p>
              </table:table-cell>
              <table:table-cell office:value-type="float" office:value="0.815299998521805">
                <text:p>0.815299998521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3000001311302">
                <text:p>0.853000001311302</text:p>
              </table:table-cell>
              <table:table-cell office:value-type="float" office:value="0.788299999833107">
                <text:p>0.788299999833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55299997329712">
                <text:p>0.855299997329712</text:p>
              </table:table-cell>
              <table:table-cell office:value-type="float" office:value="0.816399997472763">
                <text:p>0.816399997472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6399999856949">
                <text:p>0.866399999856949</text:p>
              </table:table-cell>
              <table:table-cell office:value-type="float" office:value="0.812699998617172">
                <text:p>0.812699998617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50399999022484">
                <text:p>0.850399999022484</text:p>
              </table:table-cell>
              <table:table-cell office:value-type="float" office:value="0.838599997758865">
                <text:p>0.838599997758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9099998474121">
                <text:p>0.859099998474121</text:p>
              </table:table-cell>
              <table:table-cell office:value-type="float" office:value="0.810699996948242">
                <text:p>0.8106999969482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52399998307228">
                <text:p>0.852399998307228</text:p>
              </table:table-cell>
              <table:table-cell office:value-type="float" office:value="0.848000000119209">
                <text:p>0.848000000119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48299998641014">
                <text:p>0.848299998641014</text:p>
              </table:table-cell>
              <table:table-cell office:value-type="float" office:value="0.803099998235703">
                <text:p>0.803099998235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58800000548363">
                <text:p>0.858800000548363</text:p>
              </table:table-cell>
              <table:table-cell office:value-type="float" office:value="0.844499997496605">
                <text:p>0.844499997496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64199998378754">
                <text:p>0.864199998378754</text:p>
              </table:table-cell>
              <table:table-cell office:value-type="float" office:value="0.842799998521805">
                <text:p>0.8427999985218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4300000071525">
                <text:p>0.874300000071525</text:p>
              </table:table-cell>
              <table:table-cell office:value-type="float" office:value="0.860200003385544">
                <text:p>0.860200003385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589999973774">
                <text:p>0.87589999973774</text:p>
              </table:table-cell>
              <table:table-cell office:value-type="float" office:value="0.858100000619888">
                <text:p>0.858100000619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74099997878075">
                <text:p>0.874099997878075</text:p>
              </table:table-cell>
              <table:table-cell office:value-type="float" office:value="0.859799996614456">
                <text:p>0.859799996614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2499999403954">
                <text:p>0.882499999403954</text:p>
              </table:table-cell>
              <table:table-cell office:value-type="float" office:value="0.774099997282028">
                <text:p>0.774099997282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70700001120567">
                <text:p>0.870700001120567</text:p>
              </table:table-cell>
              <table:table-cell office:value-type="float" office:value="0.869999995231628">
                <text:p>0.86999999523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9300000667572">
                <text:p>0.879300000667572</text:p>
              </table:table-cell>
              <table:table-cell office:value-type="float" office:value="0.856499999165535">
                <text:p>0.856499999165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4699999094009">
                <text:p>0.874699999094009</text:p>
              </table:table-cell>
              <table:table-cell office:value-type="float" office:value="0.836599996685982">
                <text:p>0.836599996685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1099998950958">
                <text:p>0.881099998950958</text:p>
              </table:table-cell>
              <table:table-cell office:value-type="float" office:value="0.863900000452995">
                <text:p>0.863900000452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79599999189377">
                <text:p>0.879599999189377</text:p>
              </table:table-cell>
              <table:table-cell office:value-type="float" office:value="0.816999999284744">
                <text:p>0.8169999992847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79099997282028">
                <text:p>0.879099997282028</text:p>
              </table:table-cell>
              <table:table-cell office:value-type="float" office:value="0.853599998354912">
                <text:p>0.85359999835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0799997448921">
                <text:p>0.880799997448921</text:p>
              </table:table-cell>
              <table:table-cell office:value-type="float" office:value="0.848999999761582">
                <text:p>0.84899999976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1800000071526">
                <text:p>0.881800000071526</text:p>
              </table:table-cell>
              <table:table-cell office:value-type="float" office:value="0.903200001120567">
                <text:p>0.90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3100000619888">
                <text:p>0.883100000619888</text:p>
              </table:table-cell>
              <table:table-cell office:value-type="float" office:value="0.908900000452995">
                <text:p>0.908900000452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3299998044968">
                <text:p>0.883299998044968</text:p>
              </table:table-cell>
              <table:table-cell office:value-type="float" office:value="0.89629999756813">
                <text:p>0.89629999756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